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VSSMOVE.buildCmd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SVSSMOVE.setAutoresponse( String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MOVE.setDestination( String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